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49"/>
  </office:automatic-styles>
  <office:body>
    <office:spreadsheet>
      <table:calculation-settings table:automatic-find-labels="false" table:use-regular-expressions="false" table:use-wildcards="true"/>
      <table:table table:name="Tabelle1" table:style-name="ta1">
        <table:table-column table:style-name="co1" table:number-columns-repeated="11" table:default-cell-style-name="Default"/>
        <table:table-column table:style-name="co1" table:default-cell-style-name="ce1"/>
        <table:table-column table:style-name="co1" table:number-columns-repeated="20" table:default-cell-style-name="Default"/>
        <table:table-column table:style-name="co1" table:default-cell-style-name="ce1"/>
        <table:table-column table:style-name="co1" table:number-columns-repeated="20" table:default-cell-style-name="Default"/>
        <table:table-column table:style-name="co1" table:default-cell-style-name="ce1"/>
        <table:table-column table:style-name="co1" table:number-columns-repeated="20" table:default-cell-style-name="Default"/>
        <table:table-column table:style-name="co1" table:default-cell-style-name="ce1"/>
        <table:table-column table:style-name="co1" table:number-columns-repeated="20" table:default-cell-style-name="Default"/>
        <table:table-column table:style-name="co1" table:default-cell-style-name="ce1"/>
        <table:table-column table:style-name="co1" table:number-columns-repeated="20" table:default-cell-style-name="Default"/>
        <table:table-column table:style-name="co1" table:default-cell-style-name="ce1"/>
        <table:table-column table:style-name="co1" table:number-columns-repeated="20" table:default-cell-style-name="Default"/>
        <table:table-column table:style-name="co1" table:default-cell-style-name="ce1"/>
        <table:table-column table:style-name="co1" table:number-columns-repeated="6" table:default-cell-style-name="Default"/>
        <table:table-row table:style-name="ro1">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row>
        <table:table-row table:style-name="ro1">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row>
        <table:table-row table:style-name="ro1">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row>
        <table:table-row table:style-name="ro1">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row>
        <table:table-row table:style-name="ro1">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row>
        <table:table-row table:style-name="ro1">
          <table:table-cell office:value-type="float" office:value="260000000" calcext:value-type="float">
            <text:p>260000000</text:p>
          </table:table-cell>
          <table:table-cell office:value-type="string" calcext:value-type="string">
            <text:p>[{"id": 28, "name": "Action"}, {"id": 12, "name": "Adventure"}, {"id": 878, "name": "Science Fiction"}]</text:p>
          </table:table-cell>
          <table:table-cell office:value-type="string" calcext:value-type="string">
            <text:p>http://movies.disney.com/john-carter</text:p>
          </table:table-cell>
          <table:table-cell office:value-type="float" office:value="49529" calcext:value-type="float">
            <text:p>49529</text:p>
          </table:table-cell>
          <table:table-cell office:value-type="string" calcext:value-type="string">
            <text:p>[{"id": 818, "name": "based on novel"}, {"id": 839, "name": "mars"}, {"id": 1456, "name": "medallion"}, {"id": 3801, "name": "space travel"}, {"id": 7376, "name": "princess"}, {"id": 9951, "name": "alien"}, {"id": 10028, "name": "steampunk"}, {"id": 10539, "name": "martian"}, {"id": 10685, "name": "escape"}, {"id": 161511, "name": "edgar rice burroughs"}, {"id": 163252, "name": "alien race"}, {"id": 179102, "name": "superhuman strength"}, {"id": 190320, "name": "mars civilization"}, {"id": 195446, "name": "sword and planet"}, {"id": 207928, "name": "19th century"}, {"id": 209714, "name": "3d"}]</text:p>
          </table:table-cell>
          <table:table-cell office:value-type="string" calcext:value-type="string">
            <text:p>en</text:p>
          </table:table-cell>
          <table:table-cell office:value-type="string" calcext:value-type="string">
            <text:p>John Carter</text:p>
          </table:table-cell>
          <table:table-cell office:value-type="string" calcext:value-type="string">
            <text:p>John Carter is a war-weary, former military captain who's inexplicably transported to the mysterious and exotic planet of Barsoom (Mars) and reluctantly becomes embroiled in an epic conflict. It's a world on the brink of collapse, and Carter rediscovers his humanity when he realizes the survival of Barsoom and its people rests in his hands.</text:p>
          </table:table-cell>
          <table:table-cell office:value-type="string" calcext:value-type="string">
            <text:p>43.926995</text:p>
          </table:table-cell>
          <table:table-cell office:value-type="string" calcext:value-type="string">
            <text:p>[{"name": "Walt Disney Pictures", "id": 2}]</text:p>
          </table:table-cell>
          <table:table-cell office:value-type="string" calcext:value-type="string">
            <text:p>[{"iso_3166_1": "US", "name": "United States of America"}]</text:p>
          </table:table-cell>
          <table:table-cell office:value-type="date" office:date-value="2012-03-07" calcext:value-type="date">
            <text:p>2012-03-07</text:p>
          </table:table-cell>
          <table:table-cell office:value-type="float" office:value="284139100" calcext:value-type="float">
            <text:p>284139100</text:p>
          </table:table-cell>
          <table:table-cell office:value-type="float" office:value="132" calcext:value-type="float">
            <text:p>132</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Lost in our world, found in another.</text:p>
          </table:table-cell>
          <table:table-cell office:value-type="string" calcext:value-type="string">
            <text:p>John Carter</text:p>
          </table:table-cell>
          <table:table-cell office:value-type="string" calcext:value-type="string">
            <text:p>6.1</text:p>
          </table:table-cell>
          <table:table-cell office:value-type="float" office:value="2124" calcext:value-type="float">
            <text:p>2124</text:p>
          </table:table-cell>
          <table:table-cell/>
          <table:table-cell office:value-type="float" office:value="260000000" calcext:value-type="float">
            <text:p>260000000</text:p>
          </table:table-cell>
          <table:table-cell office:value-type="string" calcext:value-type="string">
            <text:p>[{"id": 28, "name": "Action"}, {"id": 12, "name": "Adventure"}, {"id": 878, "name": "Science Fiction"}]</text:p>
          </table:table-cell>
          <table:table-cell office:value-type="string" calcext:value-type="string">
            <text:p>http://movies.disney.com/john-carter</text:p>
          </table:table-cell>
          <table:table-cell office:value-type="float" office:value="49529" calcext:value-type="float">
            <text:p>49529</text:p>
          </table:table-cell>
          <table:table-cell office:value-type="string" calcext:value-type="string">
            <text:p>[{"id": 818, "name": "based on novel"}, {"id": 839, "name": "mars"}, {"id": 1456, "name": "medallion"}, {"id": 3801, "name": "space travel"}, {"id": 7376, "name": "princess"}, {"id": 9951, "name": "alien"}, {"id": 10028, "name": "steampunk"}, {"id": 10539, "name": "martian"}, {"id": 10685, "name": "escape"}, {"id": 161511, "name": "edgar rice burroughs"}, {"id": 163252, "name": "alien race"}, {"id": 179102, "name": "superhuman strength"}, {"id": 190320, "name": "mars civilization"}, {"id": 195446, "name": "sword and planet"}, {"id": 207928, "name": "19th century"}, {"id": 209714, "name": "3d"}]</text:p>
          </table:table-cell>
          <table:table-cell office:value-type="string" calcext:value-type="string">
            <text:p>en</text:p>
          </table:table-cell>
          <table:table-cell office:value-type="string" calcext:value-type="string">
            <text:p>John Carter</text:p>
          </table:table-cell>
          <table:table-cell office:value-type="string" calcext:value-type="string">
            <text:p>John Carter is a war-weary, former military captain who's inexplicably transported to the mysterious and exotic planet of Barsoom (Mars) and reluctantly becomes embroiled in an epic conflict. It's a world on the brink of collapse, and Carter rediscovers his humanity when he realizes the survival of Barsoom and its people rests in his hands.</text:p>
          </table:table-cell>
          <table:table-cell office:value-type="string" calcext:value-type="string">
            <text:p>43.926995</text:p>
          </table:table-cell>
          <table:table-cell office:value-type="string" calcext:value-type="string">
            <text:p>[{"name": "Walt Disney Pictures", "id": 2}]</text:p>
          </table:table-cell>
          <table:table-cell office:value-type="string" calcext:value-type="string">
            <text:p>[{"iso_3166_1": "US", "name": "United States of America"}]</text:p>
          </table:table-cell>
          <table:table-cell office:value-type="date" office:date-value="2012-03-07" calcext:value-type="date">
            <text:p>2012-03-07</text:p>
          </table:table-cell>
          <table:table-cell office:value-type="float" office:value="284139100" calcext:value-type="float">
            <text:p>284139100</text:p>
          </table:table-cell>
          <table:table-cell office:value-type="float" office:value="132" calcext:value-type="float">
            <text:p>132</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Lost in our world, found in another.</text:p>
          </table:table-cell>
          <table:table-cell office:value-type="string" calcext:value-type="string">
            <text:p>John Carter</text:p>
          </table:table-cell>
          <table:table-cell office:value-type="string" calcext:value-type="string">
            <text:p>6.1</text:p>
          </table:table-cell>
          <table:table-cell office:value-type="float" office:value="2124" calcext:value-type="float">
            <text:p>2124</text:p>
          </table:table-cell>
          <table:table-cell/>
          <table:table-cell office:value-type="float" office:value="260000000" calcext:value-type="float">
            <text:p>260000000</text:p>
          </table:table-cell>
          <table:table-cell office:value-type="string" calcext:value-type="string">
            <text:p>[{"id": 28, "name": "Action"}, {"id": 12, "name": "Adventure"}, {"id": 878, "name": "Science Fiction"}]</text:p>
          </table:table-cell>
          <table:table-cell office:value-type="string" calcext:value-type="string">
            <text:p>http://movies.disney.com/john-carter</text:p>
          </table:table-cell>
          <table:table-cell office:value-type="float" office:value="49529" calcext:value-type="float">
            <text:p>49529</text:p>
          </table:table-cell>
          <table:table-cell office:value-type="string" calcext:value-type="string">
            <text:p>[{"id": 818, "name": "based on novel"}, {"id": 839, "name": "mars"}, {"id": 1456, "name": "medallion"}, {"id": 3801, "name": "space travel"}, {"id": 7376, "name": "princess"}, {"id": 9951, "name": "alien"}, {"id": 10028, "name": "steampunk"}, {"id": 10539, "name": "martian"}, {"id": 10685, "name": "escape"}, {"id": 161511, "name": "edgar rice burroughs"}, {"id": 163252, "name": "alien race"}, {"id": 179102, "name": "superhuman strength"}, {"id": 190320, "name": "mars civilization"}, {"id": 195446, "name": "sword and planet"}, {"id": 207928, "name": "19th century"}, {"id": 209714, "name": "3d"}]</text:p>
          </table:table-cell>
          <table:table-cell office:value-type="string" calcext:value-type="string">
            <text:p>en</text:p>
          </table:table-cell>
          <table:table-cell office:value-type="string" calcext:value-type="string">
            <text:p>John Carter</text:p>
          </table:table-cell>
          <table:table-cell office:value-type="string" calcext:value-type="string">
            <text:p>John Carter is a war-weary, former military captain who's inexplicably transported to the mysterious and exotic planet of Barsoom (Mars) and reluctantly becomes embroiled in an epic conflict. It's a world on the brink of collapse, and Carter rediscovers his humanity when he realizes the survival of Barsoom and its people rests in his hands.</text:p>
          </table:table-cell>
          <table:table-cell office:value-type="string" calcext:value-type="string">
            <text:p>43.926995</text:p>
          </table:table-cell>
          <table:table-cell office:value-type="string" calcext:value-type="string">
            <text:p>[{"name": "Walt Disney Pictures", "id": 2}]</text:p>
          </table:table-cell>
          <table:table-cell office:value-type="string" calcext:value-type="string">
            <text:p>[{"iso_3166_1": "US", "name": "United States of America"}]</text:p>
          </table:table-cell>
          <table:table-cell office:value-type="date" office:date-value="2012-03-07" calcext:value-type="date">
            <text:p>2012-03-07</text:p>
          </table:table-cell>
          <table:table-cell office:value-type="float" office:value="284139100" calcext:value-type="float">
            <text:p>284139100</text:p>
          </table:table-cell>
          <table:table-cell office:value-type="float" office:value="132" calcext:value-type="float">
            <text:p>132</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Lost in our world, found in another.</text:p>
          </table:table-cell>
          <table:table-cell office:value-type="string" calcext:value-type="string">
            <text:p>John Carter</text:p>
          </table:table-cell>
          <table:table-cell office:value-type="string" calcext:value-type="string">
            <text:p>6.1</text:p>
          </table:table-cell>
          <table:table-cell office:value-type="float" office:value="2124" calcext:value-type="float">
            <text:p>2124</text:p>
          </table:table-cell>
          <table:table-cell/>
          <table:table-cell office:value-type="float" office:value="260000000" calcext:value-type="float">
            <text:p>260000000</text:p>
          </table:table-cell>
          <table:table-cell office:value-type="string" calcext:value-type="string">
            <text:p>[{"id": 28, "name": "Action"}, {"id": 12, "name": "Adventure"}, {"id": 878, "name": "Science Fiction"}]</text:p>
          </table:table-cell>
          <table:table-cell office:value-type="string" calcext:value-type="string">
            <text:p>http://movies.disney.com/john-carter</text:p>
          </table:table-cell>
          <table:table-cell office:value-type="float" office:value="49529" calcext:value-type="float">
            <text:p>49529</text:p>
          </table:table-cell>
          <table:table-cell office:value-type="string" calcext:value-type="string">
            <text:p>[{"id": 818, "name": "based on novel"}, {"id": 839, "name": "mars"}, {"id": 1456, "name": "medallion"}, {"id": 3801, "name": "space travel"}, {"id": 7376, "name": "princess"}, {"id": 9951, "name": "alien"}, {"id": 10028, "name": "steampunk"}, {"id": 10539, "name": "martian"}, {"id": 10685, "name": "escape"}, {"id": 161511, "name": "edgar rice burroughs"}, {"id": 163252, "name": "alien race"}, {"id": 179102, "name": "superhuman strength"}, {"id": 190320, "name": "mars civilization"}, {"id": 195446, "name": "sword and planet"}, {"id": 207928, "name": "19th century"}, {"id": 209714, "name": "3d"}]</text:p>
          </table:table-cell>
          <table:table-cell office:value-type="string" calcext:value-type="string">
            <text:p>en</text:p>
          </table:table-cell>
          <table:table-cell office:value-type="string" calcext:value-type="string">
            <text:p>John Carter</text:p>
          </table:table-cell>
          <table:table-cell office:value-type="string" calcext:value-type="string">
            <text:p>John Carter is a war-weary, former military captain who's inexplicably transported to the mysterious and exotic planet of Barsoom (Mars) and reluctantly becomes embroiled in an epic conflict. It's a world on the brink of collapse, and Carter rediscovers his humanity when he realizes the survival of Barsoom and its people rests in his hands.</text:p>
          </table:table-cell>
          <table:table-cell office:value-type="string" calcext:value-type="string">
            <text:p>43.926995</text:p>
          </table:table-cell>
          <table:table-cell office:value-type="string" calcext:value-type="string">
            <text:p>[{"name": "Walt Disney Pictures", "id": 2}]</text:p>
          </table:table-cell>
          <table:table-cell office:value-type="string" calcext:value-type="string">
            <text:p>[{"iso_3166_1": "US", "name": "United States of America"}]</text:p>
          </table:table-cell>
          <table:table-cell office:value-type="date" office:date-value="2012-03-07" calcext:value-type="date">
            <text:p>2012-03-07</text:p>
          </table:table-cell>
          <table:table-cell office:value-type="float" office:value="284139100" calcext:value-type="float">
            <text:p>284139100</text:p>
          </table:table-cell>
          <table:table-cell office:value-type="float" office:value="132" calcext:value-type="float">
            <text:p>132</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Lost in our world, found in another.</text:p>
          </table:table-cell>
          <table:table-cell office:value-type="string" calcext:value-type="string">
            <text:p>John Carter</text:p>
          </table:table-cell>
          <table:table-cell office:value-type="string" calcext:value-type="string">
            <text:p>6.1</text:p>
          </table:table-cell>
          <table:table-cell office:value-type="float" office:value="2124" calcext:value-type="float">
            <text:p>2124</text:p>
          </table:table-cell>
          <table:table-cell/>
          <table:table-cell office:value-type="float" office:value="260000000" calcext:value-type="float">
            <text:p>260000000</text:p>
          </table:table-cell>
          <table:table-cell office:value-type="string" calcext:value-type="string">
            <text:p>[{"id": 28, "name": "Action"}, {"id": 12, "name": "Adventure"}, {"id": 878, "name": "Science Fiction"}]</text:p>
          </table:table-cell>
          <table:table-cell office:value-type="string" calcext:value-type="string">
            <text:p>http://movies.disney.com/john-carter</text:p>
          </table:table-cell>
          <table:table-cell office:value-type="float" office:value="49529" calcext:value-type="float">
            <text:p>49529</text:p>
          </table:table-cell>
          <table:table-cell office:value-type="string" calcext:value-type="string">
            <text:p>[{"id": 818, "name": "based on novel"}, {"id": 839, "name": "mars"}, {"id": 1456, "name": "medallion"}, {"id": 3801, "name": "space travel"}, {"id": 7376, "name": "princess"}, {"id": 9951, "name": "alien"}, {"id": 10028, "name": "steampunk"}, {"id": 10539, "name": "martian"}, {"id": 10685, "name": "escape"}, {"id": 161511, "name": "edgar rice burroughs"}, {"id": 163252, "name": "alien race"}, {"id": 179102, "name": "superhuman strength"}, {"id": 190320, "name": "mars civilization"}, {"id": 195446, "name": "sword and planet"}, {"id": 207928, "name": "19th century"}, {"id": 209714, "name": "3d"}]</text:p>
          </table:table-cell>
          <table:table-cell office:value-type="string" calcext:value-type="string">
            <text:p>en</text:p>
          </table:table-cell>
          <table:table-cell office:value-type="string" calcext:value-type="string">
            <text:p>John Carter</text:p>
          </table:table-cell>
          <table:table-cell office:value-type="string" calcext:value-type="string">
            <text:p>John Carter is a war-weary, former military captain who's inexplicably transported to the mysterious and exotic planet of Barsoom (Mars) and reluctantly becomes embroiled in an epic conflict. It's a world on the brink of collapse, and Carter rediscovers his humanity when he realizes the survival of Barsoom and its people rests in his hands.</text:p>
          </table:table-cell>
          <table:table-cell office:value-type="string" calcext:value-type="string">
            <text:p>43.926995</text:p>
          </table:table-cell>
          <table:table-cell office:value-type="string" calcext:value-type="string">
            <text:p>[{"name": "Walt Disney Pictures", "id": 2}]</text:p>
          </table:table-cell>
          <table:table-cell office:value-type="string" calcext:value-type="string">
            <text:p>[{"iso_3166_1": "US", "name": "United States of America"}]</text:p>
          </table:table-cell>
          <table:table-cell office:value-type="date" office:date-value="2012-03-07" calcext:value-type="date">
            <text:p>2012-03-07</text:p>
          </table:table-cell>
          <table:table-cell office:value-type="float" office:value="284139100" calcext:value-type="float">
            <text:p>284139100</text:p>
          </table:table-cell>
          <table:table-cell office:value-type="float" office:value="132" calcext:value-type="float">
            <text:p>132</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Lost in our world, found in another.</text:p>
          </table:table-cell>
          <table:table-cell office:value-type="string" calcext:value-type="string">
            <text:p>John Carter</text:p>
          </table:table-cell>
          <table:table-cell office:value-type="string" calcext:value-type="string">
            <text:p>6.1</text:p>
          </table:table-cell>
          <table:table-cell office:value-type="float" office:value="2124" calcext:value-type="float">
            <text:p>2124</text:p>
          </table:table-cell>
          <table:table-cell/>
          <table:table-cell office:value-type="float" office:value="260000000" calcext:value-type="float">
            <text:p>260000000</text:p>
          </table:table-cell>
          <table:table-cell office:value-type="string" calcext:value-type="string">
            <text:p>[{"id": 28, "name": "Action"}, {"id": 12, "name": "Adventure"}, {"id": 878, "name": "Science Fiction"}]</text:p>
          </table:table-cell>
          <table:table-cell office:value-type="string" calcext:value-type="string">
            <text:p>http://movies.disney.com/john-carter</text:p>
          </table:table-cell>
          <table:table-cell office:value-type="float" office:value="49529" calcext:value-type="float">
            <text:p>49529</text:p>
          </table:table-cell>
          <table:table-cell office:value-type="string" calcext:value-type="string">
            <text:p>[{"id": 818, "name": "based on novel"}, {"id": 839, "name": "mars"}, {"id": 1456, "name": "medallion"}, {"id": 3801, "name": "space travel"}, {"id": 7376, "name": "princess"}, {"id": 9951, "name": "alien"}, {"id": 10028, "name": "steampunk"}, {"id": 10539, "name": "martian"}, {"id": 10685, "name": "escape"}, {"id": 161511, "name": "edgar rice burroughs"}, {"id": 163252, "name": "alien race"}, {"id": 179102, "name": "superhuman strength"}, {"id": 190320, "name": "mars civilization"}, {"id": 195446, "name": "sword and planet"}, {"id": 207928, "name": "19th century"}, {"id": 209714, "name": "3d"}]</text:p>
          </table:table-cell>
          <table:table-cell office:value-type="string" calcext:value-type="string">
            <text:p>en</text:p>
          </table:table-cell>
          <table:table-cell office:value-type="string" calcext:value-type="string">
            <text:p>John Carter</text:p>
          </table:table-cell>
          <table:table-cell office:value-type="string" calcext:value-type="string">
            <text:p>John Carter is a war-weary, former military captain who's inexplicably transported to the mysterious and exotic planet of Barsoom (Mars) and reluctantly becomes embroiled in an epic conflict. It's a world on the brink of collapse, and Carter rediscovers his humanity when he realizes the survival of Barsoom and its people rests in his hands.</text:p>
          </table:table-cell>
          <table:table-cell office:value-type="string" calcext:value-type="string">
            <text:p>43.926995</text:p>
          </table:table-cell>
          <table:table-cell office:value-type="string" calcext:value-type="string">
            <text:p>[{"name": "Walt Disney Pictures", "id": 2}]</text:p>
          </table:table-cell>
          <table:table-cell office:value-type="string" calcext:value-type="string">
            <text:p>[{"iso_3166_1": "US", "name": "United States of America"}]</text:p>
          </table:table-cell>
          <table:table-cell office:value-type="date" office:date-value="2012-03-07" calcext:value-type="date">
            <text:p>2012-03-07</text:p>
          </table:table-cell>
          <table:table-cell office:value-type="float" office:value="284139100" calcext:value-type="float">
            <text:p>284139100</text:p>
          </table:table-cell>
          <table:table-cell office:value-type="float" office:value="132" calcext:value-type="float">
            <text:p>132</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Lost in our world, found in another.</text:p>
          </table:table-cell>
          <table:table-cell office:value-type="string" calcext:value-type="string">
            <text:p>John Carter</text:p>
          </table:table-cell>
          <table:table-cell office:value-type="string" calcext:value-type="string">
            <text:p>6.1</text:p>
          </table:table-cell>
          <table:table-cell office:value-type="float" office:value="2124" calcext:value-type="float">
            <text:p>2124</text:p>
          </table:table-cell>
          <table:table-cell/>
          <table:table-cell office:value-type="float" office:value="260000000" calcext:value-type="float">
            <text:p>260000000</text:p>
          </table:table-cell>
          <table:table-cell office:value-type="string" calcext:value-type="string">
            <text:p>[{"id": 28, "name": "Action"}, {"id": 12, "name": "Adventure"}, {"id": 878, "name": "Science Fiction"}]</text:p>
          </table:table-cell>
          <table:table-cell office:value-type="string" calcext:value-type="string">
            <text:p>http://movies.disney.com/john-carter</text:p>
          </table:table-cell>
          <table:table-cell office:value-type="float" office:value="49529" calcext:value-type="float">
            <text:p>49529</text:p>
          </table:table-cell>
          <table:table-cell office:value-type="string" calcext:value-type="string">
            <text:p>[{"id": 818, "name": "based on novel"}, {"id": 839, "name": "mars"}, {"id": 1456, "name": "medallion"}, {"id": 3801, "name": "space travel"}, {"id": 7376, "name": "princess"}, {"id": 9951, "name": "alien"}, {"id": 10028, "name": "steampunk"}, {"id": 10539, "name": "martian"}, {"id": 10685, "name": "escape"}, {"id": 161511, "name": "edgar rice burroughs"}, {"id": 163252, "name": "alien race"}, {"id": 179102, "name": "superhuman strength"}, {"id": 190320, "name": "mars civilization"}, {"id": 195446, "name": "sword and planet"}, {"id": 207928, "name": "19th century"}, {"id": 209714, "name": "3d"}]</text:p>
          </table:table-cell>
          <table:table-cell office:value-type="string" calcext:value-type="string">
            <text:p>en</text:p>
          </table:table-cell>
          <table:table-cell office:value-type="string" calcext:value-type="string">
            <text:p>John Carter</text:p>
          </table:table-cell>
          <table:table-cell office:value-type="string" calcext:value-type="string">
            <text:p>John Carter is a war-weary, former military captain who's inexplicably transported to the mysterious and exotic planet of Barsoom (Mars) and reluctantly becomes embroiled in an epic conflict. It's a world on the brink of collapse, and Carter rediscovers his humanity when he realizes the survival of Barsoom and its people rests in his hands.</text:p>
          </table:table-cell>
          <table:table-cell office:value-type="string" calcext:value-type="string">
            <text:p>43.926995</text:p>
          </table:table-cell>
          <table:table-cell office:value-type="string" calcext:value-type="string">
            <text:p>[{"name": "Walt Disney Pictures", "id": 2}]</text:p>
          </table:table-cell>
          <table:table-cell office:value-type="string" calcext:value-type="string">
            <text:p>[{"iso_3166_1": "US", "name": "United States of America"}]</text:p>
          </table:table-cell>
          <table:table-cell office:value-type="date" office:date-value="2012-03-07" calcext:value-type="date">
            <text:p>2012-03-07</text:p>
          </table:table-cell>
          <table:table-cell office:value-type="float" office:value="284139100" calcext:value-type="float">
            <text:p>284139100</text:p>
          </table:table-cell>
          <table:table-cell office:value-type="float" office:value="132" calcext:value-type="float">
            <text:p>132</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Lost in our world, found in another.</text:p>
          </table:table-cell>
          <table:table-cell office:value-type="string" calcext:value-type="string">
            <text:p>John Carter</text:p>
          </table:table-cell>
        </table:table-row>
        <table:table-row table:style-name="ro1">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cell office:value-type="string" calcext:value-type="string">
            <text:p>vote_average</text:p>
          </table:table-cell>
          <table:table-cell office:value-type="string" calcext:value-type="string">
            <text:p>vote_count</text:p>
          </table:table-cell>
          <table:table-cell/>
          <table:table-cell office:value-type="string" calcext:value-type="string">
            <text:p>budget</text:p>
          </table:table-cell>
          <table:table-cell office:value-type="string" calcext:value-type="string">
            <text:p>genres</text:p>
          </table:table-cell>
          <table:table-cell office:value-type="string" calcext:value-type="string">
            <text:p>homepage</text:p>
          </table:table-cell>
          <table:table-cell office:value-type="string" calcext:value-type="string">
            <text:p>id</text:p>
          </table:table-cell>
          <table:table-cell office:value-type="string" calcext:value-type="string">
            <text:p>keywords</text:p>
          </table:table-cell>
          <table:table-cell office:value-type="string" calcext:value-type="string">
            <text:p>original_language</text:p>
          </table:table-cell>
          <table:table-cell office:value-type="string" calcext:value-type="string">
            <text:p>original_title</text:p>
          </table:table-cell>
          <table:table-cell office:value-type="string" calcext:value-type="string">
            <text:p>overview</text:p>
          </table:table-cell>
          <table:table-cell office:value-type="string" calcext:value-type="string">
            <text:p>popularity</text:p>
          </table:table-cell>
          <table:table-cell office:value-type="string" calcext:value-type="string">
            <text:p>production_companies</text:p>
          </table:table-cell>
          <table:table-cell office:value-type="string" calcext:value-type="string">
            <text:p>production_countries</text:p>
          </table:table-cell>
          <table:table-cell table:style-name="Default" office:value-type="string" calcext:value-type="string">
            <text:p>release_date</text:p>
          </table:table-cell>
          <table:table-cell office:value-type="string" calcext:value-type="string">
            <text:p>revenue</text:p>
          </table:table-cell>
          <table:table-cell office:value-type="string" calcext:value-type="string">
            <text:p>runtime</text:p>
          </table:table-cell>
          <table:table-cell office:value-type="string" calcext:value-type="string">
            <text:p>spoken_languages</text:p>
          </table:table-cell>
          <table:table-cell office:value-type="string" calcext:value-type="string">
            <text:p>status</text:p>
          </table:table-cell>
          <table:table-cell office:value-type="string" calcext:value-type="string">
            <text:p>tagline</text:p>
          </table:table-cell>
          <table:table-cell office:value-type="string" calcext:value-type="string">
            <text:p>title</text:p>
          </table:table-cell>
        </table:table-row>
        <table:table-row table:style-name="ro1">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cell office:value-type="string" calcext:value-type="string">
            <text:p>7.2</text:p>
          </table:table-cell>
          <table:table-cell office:value-type="float" office:value="11800" calcext:value-type="float">
            <text:p>11800</text:p>
          </table:table-cell>
          <table:table-cell/>
          <table:table-cell office:value-type="float" office:value="237000000" calcext:value-type="float">
            <text:p>237000000</text:p>
          </table:table-cell>
          <table:table-cell office:value-type="string" calcext:value-type="string">
            <text:p>[{"id": 28, "name": "Action"}, {"id": 12, "name": "Adventure"}, {"id": 14, "name": "Fantasy"}, {"id": 878, "name": "Science Fiction"}]</text:p>
          </table:table-cell>
          <table:table-cell office:value-type="string" calcext:value-type="string">
            <text:p>http://www.avatarmovie.com/</text:p>
          </table:table-cell>
          <table:table-cell office:value-type="float" office:value="19995" calcext:value-type="float">
            <text:p>19995</text:p>
          </table:table-cell>
          <table:table-cell office:value-type="string" calcext:value-type="string">
            <text:p>[{"id": 1463, "name": "culture clash"}, {"id": 2964, "name": "future"}, {"id": 3386, "name": "space war"}, {"id": 3388, "name": "space colony"}, {"id": 3679, "name": "society"}, {"id": 3801, "name": "space travel"}, {"id": 9685, "name": "futuristic"}, {"id": 9840, "name": "romance"}, {"id": 9882, "name": "space"}, {"id": 9951, "name": "alien"}, {"id": 10148, "name": "tribe"}, {"id": 10158, "name": "alien planet"}, {"id": 10987, "name": "cgi"}, {"id": 11399, "name": "marine"}, {"id": 13065, "name": "soldier"}, {"id": 14643, "name": "battle"}, {"id": 14720, "name": "love affair"}, {"id": 165431, "name": "anti war"}, {"id": 193554, "name": "power relations"}, {"id": 206690, "name": "mind and soul"}, {"id": 209714, "name": "3d"}]</text:p>
          </table:table-cell>
          <table:table-cell office:value-type="string" calcext:value-type="string">
            <text:p>en</text:p>
          </table:table-cell>
          <table:table-cell office:value-type="string" calcext:value-type="string">
            <text:p>Avatar</text:p>
          </table:table-cell>
          <table:table-cell office:value-type="string" calcext:value-type="string">
            <text:p>In the 22nd century, a paraplegic Marine is dispatched to the moon Pandora on a unique mission, but becomes torn between following orders and protecting an alien civilization.</text:p>
          </table:table-cell>
          <table:table-cell office:value-type="string" calcext:value-type="string">
            <text:p>150.437577</text:p>
          </table:table-cell>
          <table:table-cell office:value-type="string" calcext:value-type="string">
            <text:p>[{"name": "Ingenious Film Partners", "id": 289}, {"name": "Twentieth Century Fox Film Corporation", "id": 306}, {"name": "Dune Entertainment", "id": 444}, {"name": "Lightstorm Entertainment", "id": 574}]</text:p>
          </table:table-cell>
          <table:table-cell office:value-type="string" calcext:value-type="string">
            <text:p>[{"iso_3166_1": "US", "name": "United States of America"}, {"iso_3166_1": "GB", "name": "United Kingdom"}]</text:p>
          </table:table-cell>
          <table:table-cell office:value-type="date" office:date-value="2009-12-10" calcext:value-type="date">
            <text:p>2009-12-10</text:p>
          </table:table-cell>
          <table:table-cell office:value-type="float" office:value="2787965087" calcext:value-type="float">
            <text:p>2787965087</text:p>
          </table:table-cell>
          <table:table-cell office:value-type="float" office:value="162" calcext:value-type="float">
            <text:p>162</text:p>
          </table:table-cell>
          <table:table-cell office:value-type="string" calcext:value-type="string">
            <text:p>[{"iso_639_1": "en", "name": "English"}, {"iso_639_1": "es", "name": "Espa\u00f1ol"}]</text:p>
          </table:table-cell>
          <table:table-cell office:value-type="string" calcext:value-type="string">
            <text:p>Released</text:p>
          </table:table-cell>
          <table:table-cell office:value-type="string" calcext:value-type="string">
            <text:p>Enter the World of Pandora.</text:p>
          </table:table-cell>
          <table:table-cell office:value-type="string" calcext:value-type="string">
            <text:p>Avatar</text:p>
          </table:table-cell>
        </table:table-row>
        <table:table-row table:style-name="ro1">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cell office:value-type="string" calcext:value-type="string">
            <text:p>6.9</text:p>
          </table:table-cell>
          <table:table-cell office:value-type="float" office:value="4500" calcext:value-type="float">
            <text:p>4500</text:p>
          </table:table-cell>
          <table:table-cell/>
          <table:table-cell office:value-type="float" office:value="300000000" calcext:value-type="float">
            <text:p>300000000</text:p>
          </table:table-cell>
          <table:table-cell office:value-type="string" calcext:value-type="string">
            <text:p>[{"id": 12, "name": "Adventure"}, {"id": 14, "name": "Fantasy"}, {"id": 28, "name": "Action"}]</text:p>
          </table:table-cell>
          <table:table-cell office:value-type="string" calcext:value-type="string">
            <text:p>http://disney.go.com/disneypictures/pirates/</text:p>
          </table:table-cell>
          <table:table-cell office:value-type="float" office:value="285" calcext:value-type="float">
            <text:p>285</text:p>
          </table:table-cell>
          <table:table-cell office:value-type="string" calcext:value-type="string">
            <text:p>[{"id": 270, "name": "ocean"}, {"id": 726, "name": "drug abuse"}, {"id": 911, "name": "exotic island"}, {"id": 1319, "name": "east india trading company"}, {"id": 2038, "name": "love of one's life"}, {"id": 2052, "name": "traitor"}, {"id": 2580, "name": "shipwreck"}, {"id": 2660, "name": "strong woman"}, {"id": 3799, "name": "ship"}, {"id": 5740, "name": "alliance"}, {"id": 5941, "name": "calypso"}, {"id": 6155, "name": "afterlife"}, {"id": 6211, "name": "fighter"}, {"id": 12988, "name": "pirate"}, {"id": 157186, "name": "swashbuckler"}, {"id": 179430, "name": "aftercreditsstinger"}]</text:p>
          </table:table-cell>
          <table:table-cell office:value-type="string" calcext:value-type="string">
            <text:p>en</text:p>
          </table:table-cell>
          <table:table-cell office:value-type="string" calcext:value-type="string">
            <text:p>Pirates of the Caribbean: At World's End</text:p>
          </table:table-cell>
          <table:table-cell office:value-type="string" calcext:value-type="string">
            <text:p>Captain Barbossa, long believed to be dead, has come back to life and is headed to the edge of the Earth with Will Turner and Elizabeth Swann. But nothing is quite as it seems.</text:p>
          </table:table-cell>
          <table:table-cell office:value-type="string" calcext:value-type="string">
            <text:p>139.082615</text:p>
          </table:table-cell>
          <table:table-cell office:value-type="string" calcext:value-type="string">
            <text:p>[{"name": "Walt Disney Pictures", "id": 2}, {"name": "Jerry Bruckheimer Films", "id": 130}, {"name": "Second Mate Productions", "id": 19936}]</text:p>
          </table:table-cell>
          <table:table-cell office:value-type="string" calcext:value-type="string">
            <text:p>[{"iso_3166_1": "US", "name": "United States of America"}]</text:p>
          </table:table-cell>
          <table:table-cell office:value-type="date" office:date-value="2007-05-19" calcext:value-type="date">
            <text:p>2007-05-19</text:p>
          </table:table-cell>
          <table:table-cell office:value-type="float" office:value="961000000" calcext:value-type="float">
            <text:p>961000000</text:p>
          </table:table-cell>
          <table:table-cell office:value-type="float" office:value="169" calcext:value-type="float">
            <text:p>169</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At the end of the world, the adventure begins.</text:p>
          </table:table-cell>
          <table:table-cell office:value-type="string" calcext:value-type="string">
            <text:p>Pirates of the Caribbean: At World's End</text:p>
          </table:table-cell>
        </table:table-row>
        <table:table-row table:style-name="ro1">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cell office:value-type="string" calcext:value-type="string">
            <text:p>6.3</text:p>
          </table:table-cell>
          <table:table-cell office:value-type="float" office:value="4466" calcext:value-type="float">
            <text:p>4466</text:p>
          </table:table-cell>
          <table:table-cell/>
          <table:table-cell office:value-type="float" office:value="245000000" calcext:value-type="float">
            <text:p>245000000</text:p>
          </table:table-cell>
          <table:table-cell office:value-type="string" calcext:value-type="string">
            <text:p>[{"id": 28, "name": "Action"}, {"id": 12, "name": "Adventure"}, {"id": 80, "name": "Crime"}]</text:p>
          </table:table-cell>
          <table:table-cell office:value-type="string" calcext:value-type="string">
            <text:p>http://www.sonypictures.com/movies/spectre/</text:p>
          </table:table-cell>
          <table:table-cell office:value-type="float" office:value="206647" calcext:value-type="float">
            <text:p>206647</text:p>
          </table:table-cell>
          <table:table-cell office:value-type="string" calcext:value-type="string">
            <text:p>[{"id": 470, "name": "spy"}, {"id": 818, "name": "based on novel"}, {"id": 4289, "name": "secret agent"}, {"id": 9663, "name": "sequel"}, {"id": 14555, "name": "mi6"}, {"id": 156095, "name": "british secret service"}, {"id": 158431, "name": "united kingdom"}]</text:p>
          </table:table-cell>
          <table:table-cell office:value-type="string" calcext:value-type="string">
            <text:p>en</text:p>
          </table:table-cell>
          <table:table-cell office:value-type="string" calcext:value-type="string">
            <text:p>Spectre</text:p>
          </table:table-cell>
          <table:table-cell office:value-type="string" calcext:value-type="string">
            <text:p>A cryptic message from Bond’s past sends him on a trail to uncover a sinister organization. While M battles political forces to keep the secret service alive, Bond peels back the layers of deceit to reveal the terrible truth behind SPECTRE.</text:p>
          </table:table-cell>
          <table:table-cell office:value-type="string" calcext:value-type="string">
            <text:p>107.376788</text:p>
          </table:table-cell>
          <table:table-cell office:value-type="string" calcext:value-type="string">
            <text:p>[{"name": "Columbia Pictures", "id": 5}, {"name": "Danjaq", "id": 10761}, {"name": "B24", "id": 69434}]</text:p>
          </table:table-cell>
          <table:table-cell office:value-type="string" calcext:value-type="string">
            <text:p>[{"iso_3166_1": "GB", "name": "United Kingdom"}, {"iso_3166_1": "US", "name": "United States of America"}]</text:p>
          </table:table-cell>
          <table:table-cell office:value-type="date" office:date-value="2015-10-26" calcext:value-type="date">
            <text:p>2015-10-26</text:p>
          </table:table-cell>
          <table:table-cell office:value-type="float" office:value="880674609" calcext:value-type="float">
            <text:p>880674609</text:p>
          </table:table-cell>
          <table:table-cell office:value-type="float" office:value="148" calcext:value-type="float">
            <text:p>148</text:p>
          </table:table-cell>
          <table:table-cell office:value-type="string" calcext:value-type="string">
            <text:p>[{"iso_639_1": "fr", "name": "Fran\u00e7ais"}, {"iso_639_1": "en", "name": "English"}, {"iso_639_1": "es", "name": "Espa\u00f1ol"}, {"iso_639_1": "it", "name": "Italiano"}, {"iso_639_1": "de", "name": "Deutsch"}]</text:p>
          </table:table-cell>
          <table:table-cell office:value-type="string" calcext:value-type="string">
            <text:p>Released</text:p>
          </table:table-cell>
          <table:table-cell office:value-type="string" calcext:value-type="string">
            <text:p>A Plan No One Escapes</text:p>
          </table:table-cell>
          <table:table-cell office:value-type="string" calcext:value-type="string">
            <text:p>Spectre</text:p>
          </table:table-cell>
        </table:table-row>
        <table:table-row table:style-name="ro1">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cell office:value-type="string" calcext:value-type="string">
            <text:p>7.6</text:p>
          </table:table-cell>
          <table:table-cell office:value-type="float" office:value="9106" calcext:value-type="float">
            <text:p>9106</text:p>
          </table:table-cell>
          <table:table-cell/>
          <table:table-cell office:value-type="float" office:value="250000000" calcext:value-type="float">
            <text:p>250000000</text:p>
          </table:table-cell>
          <table:table-cell office:value-type="string" calcext:value-type="string">
            <text:p>[{"id": 28, "name": "Action"}, {"id": 80, "name": "Crime"}, {"id": 18, "name": "Drama"}, {"id": 53, "name": "Thriller"}]</text:p>
          </table:table-cell>
          <table:table-cell office:value-type="string" calcext:value-type="string">
            <text:p>http://www.thedarkknightrises.com/</text:p>
          </table:table-cell>
          <table:table-cell office:value-type="float" office:value="49026" calcext:value-type="float">
            <text:p>49026</text:p>
          </table:table-cell>
          <table:table-cell office:value-type="string" calcext:value-type="string">
            <text:p>[{"id": 849, "name": "dc comics"}, {"id": 853, "name": "crime fighter"}, {"id": 949, "name": "terrorist"}, {"id": 1308, "name": "secret identity"}, {"id": 1437, "name": "burglar"}, {"id": 3051, "name": "hostage drama"}, {"id": 3562, "name": "time bomb"}, {"id": 6969, "name": "gotham city"}, {"id": 7002, "name": "vigilante"}, {"id": 9665, "name": "cover-up"}, {"id": 9715, "name": "superhero"}, {"id": 9990, "name": "villainess"}, {"id": 10044, "name": "tragic hero"}, {"id": 13015, "name": "terrorism"}, {"id": 14796, "name": "destruction"}, {"id": 18933, "name": "catwoman"}, {"id": 156082, "name": "cat burglar"}, {"id": 156395, "name": "imax"}, {"id": 173272, "name": "flood"}, {"id": 179093, "name": "criminal underworld"}, {"id": 230775, "name": "batman"}]</text:p>
          </table:table-cell>
          <table:table-cell office:value-type="string" calcext:value-type="string">
            <text:p>en</text:p>
          </table:table-cell>
          <table:table-cell office:value-type="string" calcext:value-type="string">
            <text:p>The Dark Knight Rises</text:p>
          </table:table-cell>
          <table:table-cell office:value-type="string" calcext:value-type="string">
            <text:p>Following the death of District Attorney Harvey Dent, Batman assumes responsibility for Dent's crimes to protect the late attorney's reputation and is subsequently hunted by the Gotham City Police Department. Eight years later, Batman encounters the mysterious Selina Kyle and the villainous Bane, a new terrorist leader who overwhelms Gotham's finest. The Dark Knight resurfaces to protect a city that has branded him an enemy.</text:p>
          </table:table-cell>
          <table:table-cell office:value-type="string" calcext:value-type="string">
            <text:p>112.31295</text:p>
          </table:table-cell>
          <table:table-cell office:value-type="string" calcext:value-type="string">
            <text:p>[{"name": "Legendary Pictures", "id": 923}, {"name": "Warner Bros.", "id": 6194}, {"name": "DC Entertainment", "id": 9993}, {"name": "Syncopy", "id": 9996}]</text:p>
          </table:table-cell>
          <table:table-cell office:value-type="string" calcext:value-type="string">
            <text:p>[{"iso_3166_1": "US", "name": "United States of America"}]</text:p>
          </table:table-cell>
          <table:table-cell office:value-type="date" office:date-value="2012-07-16" calcext:value-type="date">
            <text:p>2012-07-16</text:p>
          </table:table-cell>
          <table:table-cell office:value-type="float" office:value="1084939099" calcext:value-type="float">
            <text:p>1084939099</text:p>
          </table:table-cell>
          <table:table-cell office:value-type="float" office:value="165" calcext:value-type="float">
            <text:p>165</text:p>
          </table:table-cell>
          <table:table-cell office:value-type="string" calcext:value-type="string">
            <text:p>[{"iso_639_1": "en", "name": "English"}]</text:p>
          </table:table-cell>
          <table:table-cell office:value-type="string" calcext:value-type="string">
            <text:p>Released</text:p>
          </table:table-cell>
          <table:table-cell office:value-type="string" calcext:value-type="string">
            <text:p>The Legend Ends</text:p>
          </table:table-cell>
          <table:table-cell office:value-type="string" calcext:value-type="string">
            <text:p>The Dark Knight Rise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26">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6T19:56:48.436000000</meta:creation-date>
    <dc:date>2024-08-26T19:57:26.773000000</dc:date>
    <meta:editing-duration>PT38S</meta:editing-duration>
    <meta:editing-cycles>1</meta:editing-cycles>
    <meta:generator>LibreOffice/24.8.0.3$Windows_X86_64 LibreOffice_project/0bdf1299c94fe897b119f97f3c613e9dca6be583</meta:generator>
    <meta:document-statistic meta:table-count="1" meta:cell-count="1518" meta:object-count="0"/>
  </office:meta>
</office:document-meta>
</file>